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6" style:parent-style-name="Standard" style:family="paragraph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8" style:parent-style-name="Standard" style:family="paragraph">
      <style:text-properties style:font-weight-complex="bold" style:font-style-complex="italic" fo:font-size="11pt" style:font-size-asian="11pt"/>
    </style:style>
    <style:style style:name="P89" style:parent-style-name="Standard" style:family="paragraph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P108" style:parent-style-name="Standard" style:family="paragraph">
      <style:text-properties style:font-weight-complex="bold" fo:font-size="11pt" style:font-size-asian="11pt"/>
    </style:style>
    <style:style style:name="T10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1" style:parent-style-name="DefaultParagraphFont" style:family="text">
      <style:text-properties style:font-weight-complex="bold" fo:font-size="11pt" style:font-size-asian="11pt"/>
    </style:style>
    <style:style style:name="T11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5" style:parent-style-name="DefaultParagraphFont" style:family="text">
      <style:text-properties style:font-weight-complex="bold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P13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5" style:parent-style-name="DefaultParagraphFont" style:family="text">
      <style:text-properties style:font-weight-complex="bold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style:font-weight-complex="bold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4" style:parent-style-name="DefaultParagraphFont" style:family="text">
      <style:text-properties style:font-weight-complex="bold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8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82" style:parent-style-name="Standard" style:family="paragraph">
      <style:paragraph-properties fo:line-height="125%"/>
    </style:style>
    <style:style style:name="T18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5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9" style:parent-style-name="Standard" style:family="paragraph">
      <style:paragraph-properties fo:line-height="125%"/>
    </style:style>
    <style:style style:name="T19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94" style:parent-style-name="Standard" style:family="paragraph">
      <style:paragraph-properties fo:line-height="125%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ize="11pt" style:font-size-asian="11pt" style:font-size-complex="11pt"/>
    </style:style>
    <style:style style:name="T198" style:parent-style-name="DefaultParagraphFont" style:family="text">
      <style:text-properties style:font-weight-complex="bold" fo:font-size="11pt" style:font-size-asian="11pt" style:font-size-complex="11pt"/>
    </style:style>
    <style:style style:name="T199" style:parent-style-name="DefaultParagraphFont" style:family="text">
      <style:text-properties style:font-weight-complex="bold" fo:font-size="11pt" style:font-size-asian="11pt" style:font-size-complex="11pt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08" style:parent-style-name="Standard" style:family="paragraph">
      <style:paragraph-properties fo:line-height="125%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18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9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line-height="110%"/>
    </style:style>
    <style:style style:name="T221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2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9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3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</text:span><text:span text:style-name="T36">P Morgan Chase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text:s text:c="10"/></text:span><text:span text:style-name="T47">June-August 2019</text:span></text:p>
      <text:p text:style-name="Standard"><text:span text:style-name="T48">Software Development Intern</text:span><text:span text:style-name="T49"><text:tab/></text:span><text:span text:style-name="T50"><text:tab/></text:span><text:span text:style-name="T51"><text:tab/></text:span><text:span text:style-name="T52"><text:tab/><text:s text:c="6"/></text:span><text:span text:style-name="T53"><text:tab/><text:s text:c="17"/></text:span><text:span text:style-name="T54"><text:tab/></text:span><text:span text:style-name="T55"><text:tab/></text:span><text:span text:style-name="T56"><text:tab/><text:s text:c="10"/></text:span></text:p>
      <text:p text:style-name="P57">Worked within Investment Banking to develop full-stack application used for ADR<text:s/>investments analytics</text:p>
      <text:p text:style-name="P58">Utilized Spring and Spring Integration, Redux, Axios, RESTful, and React to create deployed production code</text:p>
      <text:p text:style-name="P59">Tested features with JUnit for unit testing, Cypress for end to end testing, and Jenkins for integration testing</text:p>
      <text:p text:style-name="Standard"><text:span text:style-name="T60">Capital One</text:span><text:span text:style-name="T61"><text:s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 text:c="23"/></text:span><text:span text:style-name="T72">June-August 2018</text:span></text:p>
      <text:p text:style-name="P73">Associate Software Engineer</text:p>
      <text:p text:style-name="P74">Helped develop orchestration and frontend layers in primary application used for banking and credit cards<text:s/></text:p>
      <text:p text:style-name="P75">Created new components and widgets with API routing using AngularJS, TypeScript, and Java<text:s/></text:p>
      <text:p text:style-name="P76"><text:tab/>Wrote tests in Cucumber and Protractor and used Mountebank to simulate API calls and failures</text:p>
      <text:p text:style-name="Standard"><text:span text:style-name="T77">Associate Software Engineer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text:s text:c="7"/></text:span><text:span text:style-name="T85"><text:tab/></text:span><text:span text:style-name="T86"><text:tab/><text:s text:c="9"/></text:span><text:span text:style-name="T87">June-August 2017</text:span></text:p>
      <text:p text:style-name="P88"><text:tab/>Helped develop analytical software to analyze financial health using AngularJS, Groovy, and Karma</text:p>
      <text:p text:style-name="P89"><text:tab/>Learned and used Agile methodology by attending daily scrums, standups and using tools such as Jira</text:p>
      <text:p text:style-name="Standard"><text:span text:style-name="T90">L&amp;S Center for Academic Excellence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text:s text:c="6"/></text:span><text:span text:style-name="T99">Oct 2017- May 2018</text:span></text:p>
      <text:p text:style-name="Standard"><text:span text:style-name="T100">Webmaster and Social Media Coordinator</text:span><text:span text:style-name="T101"><text:tab/></text:span><text:span text:style-name="T102"><text:tab/></text:span><text:span text:style-name="T103"><text:tab/></text:span><text:span text:style-name="T104"><text:tab/></text:span></text:p>
      <text:p text:style-name="Standard"><text:span text:style-name="T105"><text:tab/></text:span><text:span text:style-name="T106">Devel</text:span><text:span text:style-name="T107">oped website for Center for Academic Excellence, utilizing Google Analytics to optimize pages</text:span></text:p>
      <text:p text:style-name="P108"><text:tab/>Coordinated with Letters and Science organizations and programs to maintain and rework site</text:p>
      <text:p text:style-name="Standard"><text:span text:style-name="T109">Brain Health Alliance</text:span></text:p>
      <text:p text:style-name="Standard"><text:span text:style-name="T110">Software Intern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 text:c="6"/></text:span><text:span text:style-name="T117"><text:tab/><text:s text:c="17"/></text:span><text:span text:style-name="T118"><text:tab/></text:span><text:span text:style-name="T119"><text:tab/></text:span><text:span text:style-name="T120"><text:tab/><text:s text:c="4"/>June-September 2016</text:span></text:p>
      <text:p text:style-name="P121">Utilized a MEAN full-stack solution to investigate the potential of an AI scraper research based semantic web</text:p>
      <text:p text:style-name="P122">Implemented a NoSQL MongoDB database with Mongoose ODM to store metadata on research</text:p>
      <text:p text:style-name="P123">Collaborated with peers to write and<text:s/>publish a paper in the W3 Consortium journal</text:p>
      <text:p text:style-name="P124">STEMBassadors</text:p>
      <text:p text:style-name="Standard"><text:span text:style-name="T125"><text:s/></text:span><text:span text:style-name="T126">Teacher Assistant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text:s text:c="4"/></text:span><text:span text:style-name="T135"><text:tab/></text:span><text:span text:style-name="T136"><text:tab/><text:s text:c="4"/></text:span><text:span text:style-name="T137">June-September 2015</text:span></text:p>
      <text:p text:style-name="Standard"><text:span text:style-name="T138"><text:tab/>Worked to engage students in STEM through experiments and scientific processes<text:s/></text:span></text:p>
      <text:p text:style-name="P139">Extracurriculars and Leadership</text:p>
      <text:p text:style-name="Standard"><text:span text:style-name="T140">Artificial<text:s/></text:span><text:span text:style-name="T141">Intelligence Club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text:s text:c="4"/></text:span><text:span text:style-name="T152">2017-</text:span><text:span text:style-name="T153">Present</text:span></text:p>
      <text:p text:style-name="Standard"><text:span text:style-name="T154"><text:tab/></text:span><text:span text:style-name="T155">Finance Officer: responsible for funding research and budgeting resources to improve AI engagement</text:span></text:p>
      <text:p text:style-name="Standard"><text:span text:style-name="T156">Software Development Club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text:s text:c="4"/>2017-Present</text:span></text:p>
      <text:p text:style-name="Standard"><text:span text:style-name="T167">UNICEF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text:s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text:s text:c="4"/>2</text:span><text:span text:style-name="T180">017-Present</text:span></text:p>
      <text:p text:style-name="P181">Honors and<text:s/>Achievements</text:p>
      <text:p text:style-name="P182"><text:span text:style-name="T183">“New and Old Regulatory Politics in the Airline Industry” Research Contributor</text:span><text:span text:style-name="T184"><text:tab/></text:span><text:span text:style-name="T185"><text:tab/></text:span><text:span text:style-name="T186"><text:tab/></text:span><text:span text:style-name="T187"><text:tab/><text:s text:c="18"/></text:span><text:span text:style-name="T188">2019</text:span></text:p>
      <text:p text:style-name="P189"><text:span text:style-name="T190">“Genetic Algorithm Based Descension for Improved Hyperparameters on Low Layer NN ” Author</text:span><text:span text:style-name="T191"><text:tab/><text:s text:c="2"/></text:span><text:span text:style-name="T192"><text:tab/><text:s text:c="5"/></text:span><text:span text:style-name="T193">2019</text:span></text:p>
      <text:p text:style-name="P194"><text:span text:style-name="T195">Hack the North - Hardware Hack Awar</text:span><text:span text:style-name="T196">d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text:s text:c="5"/></text:span><text:span text:style-name="T207">2018</text:span></text:p>
      <text:p text:style-name="P208"><text:span text:style-name="T209">National AP Scholar and AP Scholar with Distinction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text:s text:c="12"/></text:span><text:span text:style-name="T216"><text:tab/><text:s text:c="4"/>2016 &amp; 2017</text:span></text:p>
      <text:p text:style-name="P217"><draw:frame draw:z-index="251659264" draw:id="id0" draw:style-name="a0" draw:name="Frame2" text:anchor-type="paragraph" svg:x="0in" svg:y="0.30139in" svg:width="3.70764in" svg:height="0.57986in" style:rel-width="scale" style:rel-height="scale"><draw:text-box><text:p text:style-name="P218">Programming Languages: Java, Python, C, JavaScript</text:p><text:p text:style-name="P219">Frameworks: Keras, PyTorch, Spring, REST, React, Angular</text:p><text:p text:style-name="P220"><text:span text:style-name="T221">Relevant 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22">Testing: JUnit, Jasmine, Karma, Mocha, Chai,<text:s/><text:tab/>Protractor, Cucumber, Mountebank, Cypress</text:p><text:p text:style-name="P223">Misc: Git, Linux, Jira, Jenkins</text:p><text:p text:style-name="P224"/><text:p text:style-name="P225"/></draw:text-box><svg:title/><svg:desc/></draw:frame><text:span text:style-name="T226">Skills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7-20T04:15:00Z</dc:date>
    <meta:print-date>2018-09-12T15:13:00Z</meta:print-date>
    <meta:template xlink:href="Normal.dotm" xlink:type="simple"/>
    <meta:editing-cycles>42</meta:editing-cycles>
    <meta:editing-duration>PT390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33" meta:character-count="2898" meta:row-count="20" meta:non-whitespace-character-count="2470"/>
  </office:meta>
</office:document-meta>
</file>